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418" officeooo:paragraph-rsid="00043418"/>
    </style:style>
    <style:style style:name="P2" style:family="paragraph" style:parent-style-name="Standard">
      <style:text-properties fo:color="#000000" style:font-name="arial" fo:font-size="10pt" officeooo:rsid="00043418" officeooo:paragraph-rsid="00066761" style:font-size-asian="10pt" style:font-size-complex="10pt"/>
    </style:style>
    <style:style style:name="P3" style:family="paragraph" style:parent-style-name="Standard">
      <style:text-properties fo:color="#000000" style:font-name="arial" fo:font-size="10pt" officeooo:rsid="00069b7a" officeooo:paragraph-rsid="00082633" style:font-size-asian="10pt" style:font-size-complex="10pt"/>
    </style:style>
    <style:style style:name="P4" style:family="paragraph" style:parent-style-name="Standard">
      <style:text-properties fo:color="#000000" style:font-name="arial" fo:font-size="10pt" officeooo:rsid="00082633" officeooo:paragraph-rsid="00082633" style:font-size-asian="10pt" style:font-size-complex="10pt"/>
    </style:style>
    <style:style style:name="P5" style:family="paragraph" style:parent-style-name="Standard">
      <style:text-properties fo:color="#000000" style:font-name="arial" fo:font-size="10pt" fo:font-style="normal" fo:font-weight="bold" officeooo:rsid="0017b1e4" officeooo:paragraph-rsid="0017b1e4" style:font-size-asian="10pt" style:font-style-asian="normal" style:font-weight-asian="bold" style:font-size-complex="10pt" style:font-weight-complex="bold"/>
    </style:style>
    <style:style style:name="P6" style:family="paragraph" style:parent-style-name="Standard">
      <style:text-properties officeooo:paragraph-rsid="00069b7a"/>
    </style:style>
    <style:style style:name="P7" style:family="paragraph" style:parent-style-name="Standard">
      <style:text-properties officeooo:rsid="00093693" officeooo:paragraph-rsid="00093693"/>
    </style:style>
    <style:style style:name="P8" style:family="paragraph" style:parent-style-name="Standard">
      <style:text-properties style:font-name="arial" officeooo:rsid="00043418" officeooo:paragraph-rsid="00043418"/>
    </style:style>
    <style:style style:name="P9" style:family="paragraph" style:parent-style-name="Standard">
      <style:text-properties style:text-underline-style="solid" style:text-underline-width="auto" style:text-underline-color="font-color" officeooo:rsid="00082633" officeooo:paragraph-rsid="000f46c1"/>
    </style:style>
    <style:style style:name="P10" style:family="paragraph" style:parent-style-name="Standard">
      <style:text-properties officeooo:paragraph-rsid="00093693"/>
    </style:style>
    <style:style style:name="P11" style:family="paragraph" style:parent-style-name="Standard">
      <style:text-properties officeooo:paragraph-rsid="000f46c1"/>
    </style:style>
    <style:style style:name="P12" style:family="paragraph" style:parent-style-name="Standard">
      <style:text-properties officeooo:paragraph-rsid="0013ee00"/>
    </style:style>
    <style:style style:name="P13" style:family="paragraph" style:parent-style-name="Standard">
      <style:text-properties fo:color="#000000" style:font-name="arial" fo:font-size="10pt" officeooo:rsid="00082633" officeooo:paragraph-rsid="0013ee00" style:font-size-asian="10pt" style:font-size-complex="10pt"/>
    </style:style>
    <style:style style:name="P14" style:family="paragraph" style:parent-style-name="Standard">
      <style:text-properties fo:color="#000000" style:font-name="arial" fo:font-size="10pt" fo:font-style="normal" fo:font-weight="normal" officeooo:rsid="00093693" officeooo:paragraph-rsid="00093693" style:font-size-asian="10pt" style:font-style-asian="normal" style:font-weight-asian="normal" style:font-size-complex="10pt"/>
    </style:style>
    <style:style style:name="P15" style:family="paragraph" style:parent-style-name="Standard">
      <style:text-properties fo:color="#000000" style:font-name="arial" fo:font-size="10pt" fo:font-style="normal" fo:font-weight="normal" officeooo:rsid="000ffc16" officeooo:paragraph-rsid="000f46c1" style:font-size-asian="10pt" style:font-style-asian="normal" style:font-weight-asian="normal" style:font-size-complex="10pt"/>
    </style:style>
    <style:style style:name="P16" style:family="paragraph" style:parent-style-name="Standard">
      <style:text-properties fo:color="#000000" style:font-name="arial" fo:font-size="10pt" fo:font-style="normal" fo:font-weight="normal" officeooo:rsid="0017b1e4" officeooo:paragraph-rsid="0017b1e4" style:font-size-asian="10pt" style:font-style-asian="normal" style:font-weight-asian="normal" style:font-size-complex="10pt"/>
    </style:style>
    <style:style style:name="T1" style:family="text">
      <style:text-properties officeooo:rsid="0004ccee"/>
    </style:style>
    <style:style style:name="T2" style:family="text">
      <style:text-properties fo:color="#000000" style:font-name="arial" fo:font-size="10pt" officeooo:rsid="00043418" style:font-size-asian="10pt" style:font-size-complex="10pt"/>
    </style:style>
    <style:style style:name="T3" style:family="text">
      <style:text-properties fo:color="#000000" style:font-name="arial" fo:font-size="10pt" officeooo:rsid="0004ccee" style:font-size-asian="10pt" style:font-size-complex="10pt"/>
    </style:style>
    <style:style style:name="T4" style:family="text">
      <style:text-properties fo:color="#000000" style:font-name="arial" fo:font-size="10pt" officeooo:rsid="00066761" style:font-size-asian="10pt" style:font-size-complex="10pt"/>
    </style:style>
    <style:style style:name="T5" style:family="text">
      <style:text-properties fo:color="#000000" style:font-name="arial" fo:font-size="10pt" officeooo:rsid="00069b7a" style:font-size-asian="10pt" style:font-size-complex="10pt"/>
    </style:style>
    <style:style style:name="T6" style:family="text">
      <style:text-properties fo:color="#000000" style:font-name="arial" fo:font-size="10pt" officeooo:rsid="00082633" style:font-size-asian="10pt" style:font-size-complex="10pt"/>
    </style:style>
    <style:style style:name="T7" style:family="text">
      <style:text-properties fo:color="#000000" style:font-name="arial" fo:font-size="10pt" officeooo:rsid="00093693" style:font-size-asian="10pt" style:font-size-complex="10pt"/>
    </style:style>
    <style:style style:name="T8" style:family="text">
      <style:text-properties fo:color="#000000" style:font-name="arial" fo:font-size="10pt" officeooo:rsid="000b90c9" style:font-size-asian="10pt" style:font-size-complex="10pt"/>
    </style:style>
    <style:style style:name="T9" style:family="text">
      <style:text-properties fo:color="#000000" style:font-name="arial" fo:font-size="10pt" officeooo:rsid="000f46c1" style:font-size-asian="10pt" style:font-size-complex="10pt"/>
    </style:style>
    <style:style style:name="T10" style:family="text">
      <style:text-properties fo:color="#000000" style:font-name="arial" fo:font-size="10pt" officeooo:rsid="0013ee00" style:font-size-asian="10pt" style:font-size-complex="10pt"/>
    </style:style>
    <style:style style:name="T11" style:family="text">
      <style:text-properties fo:color="#000000" style:font-name="arial" fo:font-size="10pt" fo:font-style="normal" fo:font-weight="normal" officeooo:rsid="00093693" style:font-size-asian="10pt" style:font-style-asian="normal" style:font-weight-asian="normal" style:font-size-complex="10pt"/>
    </style:style>
    <style:style style:name="T12" style:family="text">
      <style:text-properties fo:color="#000000" style:font-name="arial" fo:font-size="10pt" fo:font-style="normal" fo:font-weight="normal" officeooo:rsid="00082633" style:font-size-asian="10pt" style:font-style-asian="normal" style:font-weight-asian="normal" style:font-size-complex="10pt"/>
    </style:style>
    <style:style style:name="T13" style:family="text">
      <style:text-properties fo:color="#000000" style:font-name="arial" fo:font-size="10pt" fo:font-style="normal" fo:font-weight="normal" officeooo:rsid="000ffc16" style:font-size-asian="10pt" style:font-style-asian="normal" style:font-weight-asian="normal" style:font-size-complex="10pt"/>
    </style:style>
    <style:style style:name="T14" style:family="text">
      <style:text-properties fo:color="#000000" style:font-name="arial" fo:font-size="10pt" fo:font-style="normal" fo:font-weight="normal" officeooo:rsid="000f46c1" style:font-size-asian="10pt" style:font-style-asian="normal" style:font-weight-asian="normal" style:font-size-complex="10pt"/>
    </style:style>
    <style:style style:name="T15" style:family="text">
      <style:text-properties fo:color="#000000" style:font-name="arial" fo:font-size="10pt" fo:font-style="normal" fo:font-weight="normal" officeooo:rsid="0011e80e" style:font-size-asian="10pt" style:font-style-asian="normal" style:font-weight-asian="normal" style:font-size-complex="10pt"/>
    </style:style>
    <style:style style:name="T16" style:family="text">
      <style:text-properties fo:color="#000000" style:font-name="arial" fo:font-size="10pt" fo:font-style="normal" fo:font-weight="normal" officeooo:rsid="00132e62" style:font-size-asian="10pt" style:font-style-asian="normal" style:font-weight-asian="normal" style:font-size-complex="10pt"/>
    </style:style>
    <style:style style:name="T17" style:family="text">
      <style:text-properties fo:color="#000000" style:font-name="arial" fo:font-size="10pt" fo:font-style="italic" style:font-size-asian="10pt" style:font-style-asian="italic" style:font-size-complex="10pt" style:font-style-complex="italic"/>
    </style:style>
    <style:style style:name="T18" style:family="text">
      <style:text-properties fo:color="#000000" style:font-name="arial" fo:font-size="10pt" fo:font-style="italic" officeooo:rsid="00069b7a" style:font-size-asian="10pt" style:font-style-asian="italic" style:font-size-complex="10pt" style:font-style-complex="italic"/>
    </style:style>
    <style:style style:name="T19" style:family="text">
      <style:text-properties fo:color="#000000" style:font-name="JetBrains Mono" fo:font-size="10pt" fo:font-style="normal" fo:font-weight="normal" officeooo:rsid="00093693" style:font-size-asian="10pt" style:font-style-asian="normal" style:font-weight-asian="normal" style:font-size-complex="10pt"/>
    </style:style>
    <style:style style:name="T20" style:family="text">
      <style:text-properties fo:color="#000000" style:font-name="Liberation Sans" fo:font-size="10pt" style:text-underline-style="none" officeooo:rsid="000f46c1" style:font-size-asian="10pt" style:font-size-complex="10pt"/>
    </style:style>
    <style:style style:name="T21" style:family="text">
      <style:text-properties fo:color="#000000" style:font-name="Liberation Serif" fo:font-size="12pt" style:text-underline-style="none" officeooo:rsid="000f46c1" style:font-size-asian="12pt" style:font-size-complex="12pt"/>
    </style:style>
    <style:style style:name="T22" style:family="text">
      <style:text-properties fo:color="#000000" style:font-name="Liberation Serif" fo:font-size="12pt" style:text-underline-style="none" officeooo:rsid="00093693" style:font-size-asian="12pt" style:font-size-complex="12pt"/>
    </style:style>
    <style:style style:name="T23" style:family="text">
      <style:text-properties officeooo:rsid="00066761"/>
    </style:style>
    <style:style style:name="T24" style:family="text">
      <style:text-properties officeooo:rsid="000b90c9"/>
    </style:style>
    <style:style style:name="T25" style:family="text">
      <style:text-properties officeooo:rsid="000ce66d"/>
    </style:style>
    <style:style style:name="T26" style:family="text">
      <style:text-properties officeooo:rsid="000f46c1"/>
    </style:style>
    <style:style style:name="T27" style:family="text">
      <style:text-properties officeooo:rsid="001120c5"/>
    </style:style>
    <style:style style:name="T28" style:family="text">
      <style:text-properties officeooo:rsid="0011e8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ntiment analysis of Slovak sentences using translation<text:span text:style-name="T26">al</text:span> approach</text:p>
      <text:p text:style-name="P8">via Slovak WordDB by established pre-trained model.</text:p>
      <text:p text:style-name="P1"/>
      <text:p text:style-name="P1"/>
      <text:p text:style-name="P7">“Abstrakt <text:span text:style-name="T26">v kocke</text:span>”</text:p>
      <text:p text:style-name="P2"/>
      <text:p text:style-name="P2"><text:tab/><text:span text:style-name="T1">Analýza sentimentu je pomerne dobre študovaný problém a existuje množstvo modelov, ktoré sú natrénované na širokom spektre dát z rôznych oblastí. Nedokonalosťou však ostáva, že </text:span><text:span text:style-name="T24">dostupné </text:span><text:span text:style-name="T1">State-of-the-art modely, riešia analýzu sentimentu v anglickej vete. Vo všeobecnosti platí, že trénovať nový model </text:span><text:span text:style-name="T23">býva často menej efektívne </text:span><text:span text:style-name="T28">a menej presné</text:span><text:span text:style-name="T23"> ako šikovne využiť kvalitný </text:span><text:span text:style-name="T28">rozsiahlo </text:span><text:span text:style-name="T23">natrénovaný model a transformovať </text:span><text:span text:style-name="T25">vstup</text:span><text:span text:style-name="T23"> správne, aby </text:span><text:span text:style-name="T25">tento model</text:span><text:span text:style-name="T23"> dokázal riešiť </text:span><text:span text:style-name="T25">aj</text:span><text:span text:style-name="T23"> inú úlohu. </text:span><text:span text:style-name="T27">Táto práca sa venuje riešeniu práve tohoto problému, </text:span><text:span text:style-name="T28">ako správne využiť rozsiahly cudzojazyčný model na analýzu sentimentu</text:span><text:span text:style-name="T27"> a poskytuje návod ako ho efektívne riešiť.</text:span></text:p>
      <text:p text:style-name="P2"/>
      <text:p text:style-name="P6"><text:span text:style-name="T2"><text:tab/>Hlavná myšlienka tohoto riešenia spočíva v predpoklade, že korektný preklad z jazyka A do akéhokoľvek jazyka B, musí zachovávať sentiment. </text:span><text:span text:style-name="T3">Ak by sentiment neostal zachovaný, nejednalo by sa o korektný preklad. </text:span><text:span text:style-name="T4">K dispozícii máme dáta z</text:span><text:span text:style-name="T5">o</text:span><text:span text:style-name="T4"> Slovak Word</text:span><text:span text:style-name="T9">Net</text:span><text:span text:style-name="T4">DB, obsahujúce 28800 záznamov synset a každý záznam má namapovaný preklad v anglickom jazyku. </text:span><text:span text:style-name="T5">Uvažujeme, že preklad ktorý je k dispozícii v tejto databáze je korektný a teda zachováva význam aj sentiment daného slova. Táto úvaha nám poskytne riešenie ako šikovne využiť niektorý dobre natrénovaný model analýzy sentimentu v anglickom jazyku, pre určenie sentimentu v jazyku Slovenskom alebo akomkoľvek inom jazyku. Dôležité je </text:span><text:span text:style-name="T9">však</text:span><text:span text:style-name="T5"> zachovať korektný preklad. Toto riešenie demonštrujem programom na analýzu sentimentu v Slovenskom jazyku, </text:span><text:span text:style-name="T10">riešenie funguje aj na niektoré české vety</text:span><text:span text:style-name="T5">.</text:span></text:p>
      <text:p text:style-name="P3"><text:tab/></text:p>
      <text:p text:style-name="P9"><text:span text:style-name="T21">“Diskusia v kocke</text:span><text:span text:style-name="T22">”</text:span><text:span text:style-name="T21">:</text:span><text:span text:style-name="T20"> </text:span><text:span text:style-name="T18">N</text:span><text:span text:style-name="T17">iektoré úskalia a ich riešenia:</text:span></text:p>
      <text:p text:style-name="P4"/>
      <text:p text:style-name="P12"><text:span text:style-name="T5"><text:tab/>Niekedy existuje viacero možných alternatív ako daný synset </text:span><text:span text:style-name="T6">pomocou databázy </text:span><text:span text:style-name="T5">preložiť, preto bude teoreticky existovať aj viacero možných kombinácii ako je možné preložiť danú vetu zo slovenského do anglického jazyka </text:span><text:span text:style-name="T8">s využitím Slovak WordDB</text:span><text:span text:style-name="T5">.</text:span><text:span text:style-name="T6"> <text:s/>Mnohé slová v slovenčine sú homonymá a teda napriek tomu, že sa píšu rovnako majú iný význam. </text:span><text:span text:style-name="T10">Do budúcna je možné program uživateľsky upraviť tak, aby mal uživateľ možnosť dovybrať vhodnejšiu alternatívu, dátová štruktúra je na to pripravená.</text:span></text:p>
      <text:p text:style-name="P13"/>
      <text:p text:style-name="P10"><text:span text:style-name="T6"><text:tab/>“Prirodzený” text v slovenskej vete môže byť písaný veľkými/malými písmenami môže a nemusí obsahovať dĺžne či mäkčene a z pravidla obsahuje chyby a preklepy. </text:span><text:span text:style-name="T7">Aj keby text chyby neobsahoval, problematickými ostávajú vlastnosti slov ako skloňovanie časovanie a ohýbanie. Napríklad v databáze sa môže vyskytovať slovo “chodec” ale slovo “choďte” nie, hoci má so slovom “chodec” spoločný základ.</text:span><text:span text:style-name="T6"> Všetky spomenuté vlastnosti textu zťažujú správne namapovanie slova. </text:span><text:span text:style-name="T7">Mapovanie slov v programe funguje na princípe </text:span><text:span text:style-name="T19"><text:s/>Levenshtein Distance,</text:span><text:span text:style-name="T12"> </text:span><text:span text:style-name="T11">teda podobnosti zápisu slova so slovom v databáze. Predbežné testy ukázali, že pri podobnosti aspoň 70% dochádza k relatívne presnému mapovaniu slova z prirodzeného textu, na slovo v databáze so spoločným základom.</text:span></text:p>
      <text:p text:style-name="P14"/>
      <text:p text:style-name="P11"><text:span text:style-name="T11"><text:tab/>L</text:span><text:span text:style-name="T14">imitáciou prekladu zostáva tiež doslovný preklad. Preklad s využitím databázy Slovak WordnetDB je doslovný, pretože význam synset v databáze je mapovaný vždy na konkrétne anglické slovo </text:span><text:span text:style-name="T15">alebo slová</text:span><text:span text:style-name="T14">. V tomto type prekladu sa teda z pravidla stratí správny význam metafor alebo zaužívaných slovných spojení, ktoré majú iný význam </text:span><text:span text:style-name="T15">a teda sentiment</text:span><text:span text:style-name="T14">. Napríklad. “pre mňa, za mňa” </text:span><text:span text:style-name="T13">by sa teoreticky podľa databázy mohlo preložiť ako: “for me behind me”, avšak význam a teda aj sentiment sa v takomto prípade nezachová. Ďalšou možnou limitáciou, je účelové vynechávanie slov, takzvaných “stop-words”, </text:span><text:span text:style-name="T16">hoci </text:span><text:span text:style-name="T13">je to štandardný postup pri spracovávaní sentimentu. Niektoré slová, (tam, sú, ako, keby, a…) z pravidla samostatne nemenia sentiment vety, hoci v určitých prípadoch, napríklad práve v metaforách či iných zaužívaných spojeniach majú svoj význam. Je na mieste zvážiť, v prípade záujmu o rozšírenie alebo vylepšenie tohoto riešenia využiť lepšiu prekladaciu metódu. Je dokonca pravdepodobné, že analýza sentimentu slovenskej vety alebo vety v inom jazyku, je možná bez nutnosti použiť Slovak WordDB, avšak s využitím presnejšej prekladovej metódy.</text:span></text:p>
      <text:p text:style-name="P15"/>
      <text:p text:style-name="P5"><text:bookmark-start text:name="__DdeLink__125_1611884280"/>NEED TO CITE THIS:</text:p>
      <text:p text:style-name="P16">https://arxiv.org/abs/2106.09462<text:bookmark-end text:name="__DdeLink__125_161188428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7T18:51:30.765054741</meta:creation-date>
    <meta:generator>LibreOffice/6.4.7.2$Linux_X86_64 LibreOffice_project/40$Build-2</meta:generator>
    <dc:date>2023-02-23T23:36:26.750804640</dc:date>
    <meta:editing-duration>PT20H27M52S</meta:editing-duration>
    <meta:editing-cycles>10</meta:editing-cycles>
    <meta:document-statistic meta:table-count="0" meta:image-count="0" meta:object-count="0" meta:page-count="1" meta:paragraph-count="12" meta:word-count="588" meta:character-count="4090" meta:non-whitespace-character-count="3505"/>
  </office:meta>
</office:document-meta>
</file>